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5.725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margin-left="0cm" fo:margin-right="0cm" fo:margin-top="0cm" fo:margin-bottom="0cm" fo:text-align="center" fo:text-indent="0cm" style:writing-mode="lr-tb"/>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loext:graphic-properties draw:fill="none" draw:fill-color="#ffffff"/>
      <style:paragraph-properties fo:margin-left="0cm" fo:margin-right="0cm" fo:margin-top="0cm" fo:margin-bottom="0cm" fo:text-indent="0cm" style:writing-mode="lr-tb"/>
      <style:text-properties fo:color="#ffffff" style:font-name="Segoe UI" fo:font-size="26pt" fo:text-shadow="1pt 1pt" style:font-size-asian="26pt" style:font-size-complex="26pt"/>
    </style:style>
    <style:style style:name="P5" style:family="paragraph">
      <loext:graphic-properties draw:fill="none" draw:fill-color="#ffffff"/>
      <style:paragraph-properties fo:margin-left="0cm" fo:margin-right="0cm" fo:margin-top="0cm" fo:margin-bottom="0cm" fo:text-indent="0cm" style:writing-mode="lr-tb"/>
      <style:text-properties fo:color="#ffffff" style:font-name="Segoe UI" fo:font-size="32pt" fo:text-shadow="1pt 1pt" style:font-size-asian="32pt" style:font-size-complex="32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super 58%" style:font-name="Segoe UI" fo:font-size="32pt" fo:text-shadow="1pt 1pt" style:font-size-asian="32pt" style:font-size-complex="32pt"/>
    </style:style>
    <style:style style:name="T4" style:family="text">
      <style:text-properties fo:color="#ffffff" style:font-name="Segoe UI" fo:font-size="32pt" fo:text-shadow="1pt 1pt" style:font-size-asian="32pt" style:font-size-complex="32pt"/>
    </style:style>
    <style:style style:name="T5" style:family="text">
      <style:text-properties fo:color="#ffffff" style:font-name="Segoe UI" fo:font-size="26pt" fo:text-shadow="1pt 1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2.774cm" svg:x="1.27cm" svg:y="0.508cm">
          <draw:text-box>
            <text:p text:style-name="P1"><text:span text:style-name="T1">Epistle Reading</text:span></text:p>
            <text:p text:style-name="P1"><text:span text:style-name="T2">Hebrews 13:1–17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5.4cm" svg:height="9.269cm" svg:x="1.27cm" svg:y="0.508cm">
          <draw:text-box>
            <text:p><text:span text:style-name="T3">1</text:span><text:span text:style-name="T4">Let brotherly love continue. </text:span><text:span text:style-name="T3">2</text:span><text:span text:style-name="T4">Do not neglect to show hospitality to strangers, for thereby some have entertained angels unawares. </text:span><text:span text:style-name="T3">3</text:span><text:span text:style-name="T4">Remember those who are in prison, as though in prison with them, and those who are mistreated, since you also are in the body.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4" draw:layer="layout" svg:width="25.4cm" svg:height="9.269cm" svg:x="1.27cm" svg:y="0.508cm">
          <draw:text-box>
            <text:p><text:span text:style-name="T3">4</text:span><text:span text:style-name="T4">Let marriage be held in honor among all, and let the marriage bed be undefiled, for God will judge the sexually immoral and adulterous. </text:span><text:span text:style-name="T3">5</text:span><text:span text:style-name="T4">Keep your life free from love of money, and be content with what you have, for he has said, “I will never leave you nor forsake you.”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4" draw:layer="layout" svg:width="25.4cm" svg:height="7.766cm" svg:x="1.27cm" svg:y="0.508cm">
          <draw:text-box>
            <text:p><text:span text:style-name="T3">6</text:span><text:span text:style-name="T4">So we can confidently say,</text:span></text:p>
            <text:p><text:span text:style-name="T4">“</text:span><text:span text:style-name="T4">The Lord is my helper; I will not fear; what can man do to me?”</text:span></text:p>
            <text:p><text:span text:style-name="T3">7</text:span><text:span text:style-name="T4">Remember your leaders, those who spoke to you the word of Go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4" draw:layer="layout" svg:width="25.4cm" svg:height="7.766cm" svg:x="1.27cm" svg:y="0.508cm">
          <draw:text-box>
            <text:p><text:span text:style-name="T4">Consider the outcome of their way of life, and imitate their faith. </text:span><text:span text:style-name="T3">8</text:span><text:span text:style-name="T4">Jesus Christ is the same yesterday and today and forever. </text:span><text:span text:style-name="T3">9</text:span><text:span text:style-name="T4">Do not be led away by diverse and strange teachings, for it is good for the heart to be strengthened by grac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4" draw:layer="layout" svg:width="25.4cm" svg:height="5.975cm" svg:x="1.27cm" svg:y="0.508cm">
          <draw:text-box>
            <text:p><text:span text:style-name="T4">not by foods, which have not benefited those devoted to them. </text:span><text:span text:style-name="T3">10</text:span><text:span text:style-name="T4">We have an altar from which those who serve the tent have no right to eat. </text:span></text:p>
            <text:p><text:span text:style-name="T5"/></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4" draw:layer="layout" svg:width="25.4cm" svg:height="7.766cm" svg:x="1.27cm" svg:y="0.508cm">
          <draw:text-box>
            <text:p><text:span text:style-name="T3">11</text:span><text:span text:style-name="T4">For the bodies of those animals whose blood is brought into the holy places by the high priest as a sacrifice for sin are burned outside the camp. </text:span><text:span text:style-name="T3">12</text:span><text:span text:style-name="T4">So Jesus also suffered outside the gate in order to sanctify the people through his own blood.</text:span><text:span text:style-name="T5">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6" draw:text-style-name="P5" draw:layer="layout" svg:width="25.4cm" svg:height="6.263cm" svg:x="1.27cm" svg:y="0.508cm">
          <draw:text-box>
            <text:p><text:span text:style-name="T3">13</text:span><text:span text:style-name="T4">Therefore let us go to him outside the camp and bear the reproach he endured. </text:span><text:span text:style-name="T3">14</text:span><text:span text:style-name="T4">For here we have no lasting city, but we seek the city that is to come.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5" draw:layer="layout" svg:width="25.4cm" svg:height="7.766cm" svg:x="1.27cm" svg:y="0.508cm">
          <draw:text-box>
            <text:p><text:span text:style-name="T3">15</text:span><text:span text:style-name="T4">Through him then let us continually offer up a sacrifice of praise to God, that is, the fruit of lips that acknowledge his name. </text:span><text:span text:style-name="T3">16</text:span><text:span text:style-name="T4">Do not neglect to do good and to share what you have, for such sacrifices are pleasing to Go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4" draw:text-style-name="P5" draw:layer="layout" svg:width="25.4cm" svg:height="7.766cm" svg:x="1.27cm" svg:y="0.508cm">
          <draw:text-box>
            <text:p><text:span text:style-name="T3">17</text:span><text:span text:style-name="T4">Obey your leaders and submit to them, for they are keeping watch over your souls, as those who will have to give an account. Let them do this with joy and not with groaning, for that would be of no advantage to you.</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4T16:34:40.981000000</meta:creation-date>
    <dc:date>2016-08-25T11:55:54.301000000</dc:date>
    <meta:editing-duration>PT10M29S</meta:editing-duration>
    <meta:editing-cycles>6</meta:editing-cycles>
    <meta:generator>LibreOffice/5.2.0.4$Windows_X86_64 LibreOffice_project/066b007f5ebcc236395c7d282ba488bca6720265</meta:generator>
    <meta:document-statistic meta:object-count="51"/>
  </office:meta>
</office:document-meta>
</file>